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Message.ErrorMessage( Throwable payload , Map &lt; String , Object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rrorMessage.ErrorMessage( Throwable payload , Message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rrorMessage.ErrorMessage( Throwable payload , Message &lt; ? &gt; original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rrorMessage.ErrorMessage( Throwable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rrorMessage.ErrorMessage( Throwable payload , Map &lt; String , Object &gt; headers , Message &lt; ? &gt; original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rrorMessag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rrorMessage.getOriginal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Message.ErrorMessage( Throwable payload , MessageHeaders headers , Message &lt; ? &gt; original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